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änge</text:p>
          </table:table-cell>
          <table:table-cell office:value-type="string" calcext:value-type="string">
            <text:p>Anzahl per Ebene</text:p>
          </table:table-cell>
          <table:table-cell office:value-type="string" calcext:value-type="string">
            <text:p>Ebenen</text:p>
          </table:table-cell>
          <table:table-cell office:value-type="string" calcext:value-type="string">
            <text:p>Gesamt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A3]*[.B3]*[.C3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4]*[.B4]*[.C4]" office:value-type="float" office:value="9000" calcext:value-type="float">
            <text:p>900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5]*[.B5]*[.C5]" office:value-type="float" office:value="8680" calcext:value-type="float">
            <text:p>8680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6]*[.B6]*[.C6]" office:value-type="float" office:value="24000" calcext:value-type="float">
            <text:p>2400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7]*[.B7]*[.C7]" office:value-type="float" office:value="13200" calcext:value-type="float">
            <text:p>132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SUM([.D3:.D7])" office:value-type="float" office:value="55780" calcext:value-type="float">
            <text:p>55780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D9]/[.A10]" office:value-type="float" office:value="18.5933333333333" calcext:value-type="float">
            <text:p>18.5933333333333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43.4 * 1" office:value-type="float" office:value="43.4" calcext:value-type="float">
            <text:p>4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formula="of:=[.$H$11]*[.I12]" office:value-type="float" office:value="86.8" calcext:value-type="float">
            <text:p>86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formula="of:=[.$H$11]*[.I13]" office:value-type="float" office:value="130.2" calcext:value-type="float">
            <text:p>13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]+[.A3]" office:value-type="float" office:value="650" calcext:value-type="float">
            <text:p>650</text:p>
          </table:table-cell>
          <table:table-cell table:number-columns-repeated="6"/>
          <table:table-cell table:formula="of:=[.$H$11]*[.I14]" office:value-type="float" office:value="173.6" calcext:value-type="float">
            <text:p>173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formula="of:=[.$H$11]*[.I15]"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formula="of:=[.$H$11]*[.I16]" office:value-type="float" office:value="260.4" calcext:value-type="float">
            <text:p>26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erfügbare Längen</text:p>
          </table:table-cell>
          <table:table-cell table:number-columns-repeated="8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[.A19]/[.A4]" office:value-type="float" office:value="3.6" calcext:value-type="float">
            <text:p>3.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0:00:11.601108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2:54:37.842966301</meta:creation-date>
    <dc:date>2020-05-01T20:06:22.694844506</dc:date>
    <meta:editing-duration>PT8H9M25S</meta:editing-duration>
    <meta:editing-cycles>6</meta:editing-cycles>
    <meta:generator>LibreOffice/6.4.4.1$Linux_X86_64 LibreOffice_project/40$Build-1</meta:generator>
    <meta:document-statistic meta:table-count="1" meta:cell-count="49" meta:object-count="0"/>
  </office:meta>
</office:document-meta>
</file>